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xInvoke.setObjec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xInvoke.setOperation(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xInvoke.execut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JmxInvoke.JmxInvok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